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" svg:font-family="Courier" style:font-adornments="Standard" style:font-family-generic="modern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7.5cm" table:align="margins"/>
    </style:style>
    <style:style style:name="Tabelle3.A" style:family="table-column">
      <style:table-column-properties style:column-width="4.374cm" style:rel-column-width="16383*"/>
    </style:style>
    <style:style style:name="Tabelle3.D" style:family="table-column">
      <style:table-column-properties style:column-width="4.376cm" style:rel-column-width="16386*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Tabelle3.B1" style:family="table-cell">
      <style:table-cell-properties fo:padding="0.097cm" fo:border="none"/>
    </style:style>
    <style:style style:name="Tabelle3" style:family="table">
      <style:table-properties style:width="17.5cm" table:align="margins"/>
    </style:style>
    <style:style style:name="Tabelle3.A" style:family="table-column">
      <style:table-column-properties style:column-width="4.374cm" style:rel-column-width="16383*"/>
    </style:style>
    <style:style style:name="Tabelle3.D" style:family="table-column">
      <style:table-column-properties style:column-width="4.376cm" style:rel-column-width="16386*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Tabelle3.B1" style:family="table-cell">
      <style:table-cell-properties fo:padding="0.097cm" fo:border="none"/>
    </style:style>
    <style:style style:name="Tabelle2" style:family="table">
      <style:table-properties style:width="17.5cm" table:align="margins"/>
    </style:style>
    <style:style style:name="Tabelle2.A" style:family="table-column">
      <style:table-column-properties style:column-width="4.374cm" style:rel-column-width="16383*"/>
    </style:style>
    <style:style style:name="Tabelle2.D" style:family="table-column">
      <style:table-column-properties style:column-width="4.376cm" style:rel-column-width="16386*"/>
    </style:style>
    <style:style style:name="Tabelle2.A1" style:family="table-cell">
      <style:table-cell-properties fo:padding="0.097cm" fo:border="none"/>
    </style:style>
    <style:style style:name="Tabelle2.B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Rahmen_5f_klein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Anschrift_5f_Fusszeilen">
      <style:paragraph-properties>
        <style:tab-stops>
          <style:tab-stop style:position="7.001cm"/>
          <style:tab-stop style:position="11cm"/>
        </style:tab-stops>
      </style:paragraph-properties>
    </style:style>
    <style:style style:name="P5" style:family="paragraph" style:parent-style-name="Frame_20_contents">
      <style:paragraph-properties>
        <style:tab-stops>
          <style:tab-stop style:position="2.2cm"/>
          <style:tab-stop style:position="5.47cm"/>
          <style:tab-stop style:position="10.53cm"/>
          <style:tab-stop style:position="15.63cm"/>
        </style:tab-stops>
      </style:paragraph-properties>
    </style:style>
    <style:style style:name="P6" style:family="paragraph" style:parent-style-name="Frame_20_contents">
      <style:paragraph-properties fo:text-align="end" style:justify-single-word="false">
        <style:tab-stops>
          <style:tab-stop style:position="2.2cm"/>
          <style:tab-stop style:position="5.47cm"/>
          <style:tab-stop style:position="10.53cm"/>
          <style:tab-stop style:position="15.63cm"/>
        </style:tab-stops>
      </style:paragraph-properties>
    </style:style>
    <style:style style:name="P7" style:family="paragraph" style:parent-style-name="Standard">
      <style:paragraph-properties fo:break-before="page"/>
    </style:style>
    <style:style style:name="P8" style:family="paragraph" style:parent-style-name="Rahmen_5f_klein">
      <style:paragraph-properties fo:text-align="end" style:justify-single-word="false"/>
    </style:style>
    <style:style style:name="P9" style:family="paragraph" style:parent-style-name="Heading_20_1" style:master-page-name="Briefanfang">
      <style:paragraph-properties style:page-number="auto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Rahmen_5f_klein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Anschrift_5f_Fusszeilen">
      <style:paragraph-properties>
        <style:tab-stops>
          <style:tab-stop style:position="7.001cm"/>
          <style:tab-stop style:position="11cm"/>
        </style:tab-stops>
      </style:paragraph-properties>
    </style:style>
    <style:style style:name="P15" style:family="paragraph" style:parent-style-name="Anschrift_5f_Fusszeilen">
      <style:paragraph-properties fo:text-align="end" style:justify-single-word="false">
        <style:tab-stops>
          <style:tab-stop style:position="7.001cm"/>
          <style:tab-stop style:position="11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-left="none" fo:border-right="none" fo:border-top="0.002cm solid #000000" fo:border-bottom="none" style:shadow="none"/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/>
    </style:style>
    <style:style style:name="fr3" style:family="graphic" style:parent-style-name="Frame">
      <style:graphic-properties style:protect="position" style:vertical-pos="from-top" style:vertical-rel="paragraph" style:horizontal-pos="from-left" style:horizontal-rel="paragraph"/>
    </style:style>
    <style:style style:name="fr4" style:family="graphic" style:parent-style-name="Frame">
      <style:graphic-properties style:protect="size position" style:vertical-pos="from-top" style:vertical-rel="page" style:horizontal-pos="from-left" style:horizontal-rel="page-start-margin" fo:padding="0cm" fo:border-left="none" fo:border-right="none" fo:border-top="0.018cm solid #000000" fo:border-bottom="0.018cm solid #000000" style:shadow="none"/>
    </style:style>
    <style:style style:name="fr5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/>
    </style:style>
    <style:style style:name="fr6" style:family="graphic" style:parent-style-name="Frame">
      <style:graphic-properties style:protect="size position" style:vertical-pos="from-top" style:vertical-rel="page" style:horizontal-pos="from-left" style:horizontal-rel="page" fo:background-color="transparent" style:background-transparency="100%" fo:padding="0cm" fo:border-left="none" fo:border-right="none" fo:border-top="none" fo:border-bottom="0.002cm solid #000000" style:shadow="none">
        <style:background-image/>
        <style:columns fo:column-count="1" fo:column-gap="0cm"/>
      </style:graphic-properties>
    </style:style>
    <style:style style:name="fr7" style:family="graphic" style:parent-style-name="Frame">
      <style:graphic-properties style:protect="size position" style:vertical-pos="from-top" style:vertical-rel="page" style:horizontal-pos="from-left" style:horizontal-rel="page" fo:padding="0cm" fo:border-left="none" fo:border-right="none" fo:border-top="0.002cm solid #000000" fo:border-bottom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409cm" svg:y="4.001cm" svg:width="8.5cm" draw:z-index="2">
        <draw:text-box fo:min-height="4.001cm">
          <text:p text:style-name="Rahmen_5f_klein"/>
          <text:p text:style-name="Rahmen_5f_klein"/>
          <text:p text:style-name="P1">Einschreiben</text:p>
          <text:p text:style-name="Rahmen_5f_klein">Anrede (Herr/Frau/Fam./etc.)</text:p>
          <text:p text:style-name="Rahmen_5f_klein"/>
          <text:p text:style-name="Rahmen_5f_klein"/>
          <text:p text:style-name="Rahmen_5f_klein"/>
          <text:p text:style-name="Rahmen_5f_klein"/>
        </draw:text-box>
      </draw:frame>
      <draw:frame draw:style-name="fr2" draw:name="Rahmen4" text:anchor-type="page" text:anchor-page-number="1" svg:x="2.409cm" svg:y="8.95cm" svg:width="17.5cm" draw:z-index="4">
        <draw:text-box fo:min-height="0.499cm">
          <table:table table:name="Tabelle3" table:style-name="Tabelle3">
            <table:table-column table:style-name="Tabelle3.A" table:number-columns-repeated="3"/>
            <table:table-column table:style-name="Tabelle3.D"/>
            <table:table-row>
              <table:table-cell table:style-name="Tabelle3.A1" office:value-type="string">
                <text:p text:style-name="P5">KDE</text:p>
              </table:table-cell>
              <table:table-cell table:style-name="Tabelle3.B1" office:value-type="string">
                <text:p text:style-name="P5">21.01.08</text:p>
              </table:table-cell>
              <table:table-cell table:style-name="Tabelle3.B1" office:value-type="string">
                <text:p text:style-name="P5">LM/xx</text:p>
              </table:table-cell>
              <table:table-cell table:style-name="Tabelle3.B1" office:value-type="string">
                <text:p text:style-name="P6"><text:date style:data-style-name="N37" text:date-value="2008-01-22T00:56:35" text:fixed="true">22.01.08</text:date></text:p>
              </table:table-cell>
            </table:table-row>
          </table:table>
        </draw:text-box>
      </draw:frame>
      <text:h text:style-name="P9" text:outline-level="1"><draw:frame draw:style-name="fr7" draw:name="Rahmen6" text:anchor-type="paragraph" svg:x="0cm" svg:y="14.85cm" svg:width="1.499cm" draw:z-index="3"><draw:text-box fo:min-height="0.499cm"><text:p text:style-name="Frame_20_contents"/></draw:text-box></draw:frame><draw:frame draw:style-name="fr6" draw:name="Rahmen3" text:anchor-type="paragraph" svg:x="2.409cm" svg:y="8.46cm" svg:width="17.5cm" draw:z-index="5"><draw:text-box fo:min-height="0.499cm"><table:table table:name="Tabelle2" table:style-name="Tabelle2"><table:table-column table:style-name="Tabelle2.A" table:number-columns-repeated="3"/><table:table-column table:style-name="Tabelle2.D"/><table:table-row><table:table-cell table:style-name="Tabelle2.A1" office:value-type="string"><text:p text:style-name="Rahmen_5f_klein">Ihr Zeichen</text:p></table:table-cell><table:table-cell table:style-name="Tabelle2.B1" office:value-type="string"><text:p text:style-name="Rahmen_5f_klein">Ihr Schreiben vom</text:p></table:table-cell><table:table-cell table:style-name="Tabelle2.A1" office:value-type="string"><text:p text:style-name="Rahmen_5f_klein">Mein Zeichen</text:p></table:table-cell><table:table-cell table:style-name="Tabelle2.A1" office:value-type="string"><text:p text:style-name="P8">Datum</text:p></table:table-cell></table:table-row></table:table></draw:text-box></draw:frame><draw:frame draw:style-name="fr5" draw:name="Rahmen2" text:anchor-type="paragraph" svg:x="2.409cm" svg:y="3.5cm" svg:width="8.5cm" draw:z-index="0"><draw:text-box fo:min-height="0.499cm"><text:p text:style-name="Rahmen_5f_klein">Your name Your Address PLZ City</text:p></draw:text-box></draw:frame><draw:frame draw:style-name="fr4" draw:name="Rahmen5" text:anchor-type="paragraph" svg:x="0cm" svg:y="9.5cm" svg:width="1cm" draw:z-index="1"><draw:text-box fo:min-height="10.5cm"><text:p text:style-name="Frame_20_contents"/></draw:text-box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BETREFF (Insert your „Betreff“ here without the word „Betreff“)</text:p>
      <text:p text:style-name="P12"/>
      <text:p text:style-name="P13">Anrede</text:p>
      <text:p text:style-name="P12"/>
      <text:p text:style-name="P13">Text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" svg:font-family="Courier" style:font-adornments="Standard" style:font-family-generic="modern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nschrift_5f_Fusszeilen" style:display-name="Anschrift_Fusszeilen" style:family="paragraph" style:parent-style-name="Frame_20_contents">
      <style:paragraph-properties fo:margin-top="0cm" fo:margin-bottom="0cm" style:shadow="none"/>
      <style:text-properties style:font-name="Courier" fo:font-size="10pt"/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Rahmen_5f_klein" style:display-name="Rahmen_klein" style:family="paragraph" style:parent-style-name="Frame_20_contents">
      <style:paragraph-properties fo:margin-top="0cm" fo:margin-bottom="0cm"/>
      <style:text-properties style:font-name="Courier" fo:font-size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>
        <style:columns fo:column-count="1" fo:column-gap="0cm"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abelle1" style:family="table">
      <style:table-properties style:width="17.591cm" table:align="margins"/>
    </style:style>
    <style:style style:name="Tabelle1.A" style:family="table-column">
      <style:table-column-properties style:column-width="5.863cm" style:rel-column-width="21845*"/>
    </style:style>
    <style:style style:name="Tabelle1.A1" style:family="table-cell">
      <style:table-cell-properties fo:padding="0.097cm" fo:border="none"/>
    </style:style>
    <style:style style:name="Tabelle4" style:family="table">
      <style:table-properties style:width="17.591cm" table:align="margins" style:shadow="none"/>
    </style:style>
    <style:style style:name="Tabelle4.A" style:family="table-column">
      <style:table-column-properties style:column-width="8.795cm" style:rel-column-width="32767*"/>
    </style:style>
    <style:style style:name="Tabelle4.B" style:family="table-column">
      <style:table-column-properties style:column-width="8.797cm" style:rel-column-width="32768*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Tabelle5" style:family="table">
      <style:table-properties style:width="17.477cm" table:align="margins" style:shadow="none"/>
    </style:style>
    <style:style style:name="Tabelle5.A" style:family="table-column">
      <style:table-column-properties style:column-width="8.738cm" style:rel-column-width="32767*"/>
    </style:style>
    <style:style style:name="Tabelle5.B" style:family="table-column">
      <style:table-column-properties style:column-width="8.738cm" style:rel-column-width="32768*"/>
    </style:style>
    <style:style style:name="Tabelle5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Anschrift_5f_Fusszeilen">
      <style:paragraph-properties>
        <style:tab-stops>
          <style:tab-stop style:position="7.001cm"/>
          <style:tab-stop style:position="11cm"/>
        </style:tab-stops>
      </style:paragraph-properties>
    </style:style>
    <style:style style:name="P4" style:family="paragraph" style:parent-style-name="Anschrift_5f_Fusszeilen">
      <style:paragraph-properties fo:text-align="end" style:justify-single-word="false">
        <style:tab-stops>
          <style:tab-stop style:position="7.001cm"/>
          <style:tab-stop style:position="11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protect="position" style:vertical-pos="from-top" style:vertical-rel="paragraph" style:horizontal-pos="from-left" style:horizontal-rel="paragraph"/>
    </style:style>
    <style:page-layout style:name="pm1">
      <style:page-layout-properties fo:page-width="21.001cm" fo:page-height="29.7cm" style:num-format="1" style:print-orientation="portrait" fo:margin-top="2cm" fo:margin-bottom="2cm" fo:margin-left="2.40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1cm" fo:margin-bottom="2cm" fo:margin-left="2.40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.499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Tabelle1" table:style-name="Tabelle1">
          <table:table-column table:style-name="Tabelle1.A" table:number-columns-repeated="3"/>
          <table:table-row>
            <table:table-cell table:style-name="Tabelle1.A1" office:value-type="string">
              <text:p text:style-name="Header">Your Name</text:p>
            </table:table-cell>
            <table:table-cell table:style-name="Tabelle1.A1" office:value-type="string">
              <text:p text:style-name="P1"><text:date style:data-style-name="N37" text:date-value="2008-01-02T15:59:32" text:fixed="true">02.01.08</text:date></text:p>
            </table:table-cell>
            <table:table-cell table:style-name="Tabelle1.A1" office:value-type="string">
              <text:p text:style-name="P2">Seite <text:page-number text:select-page="current">2</text:page-number> von <text:page-count>2</text:page-count></text:p>
            </table:table-cell>
          </table:table-row>
        </table:table>
      </style:header>
    </style:master-page>
    <style:master-page style:name="Briefanfang" style:page-layout-name="pm2" style:next-style-name="Standard">
      <style:header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Header">YOUR NAME</text:p>
            </table:table-cell>
            <table:table-cell table:style-name="Tabelle4.A1" office:value-type="string">
              <text:p text:style-name="P2">Examplestr. 69</text:p>
              <text:p text:style-name="P2">8000 München</text:p>
            </table:table-cell>
          </table:table-row>
        </table:table>
      </style:header>
      <style:footer>
        <text:p text:style-name="Footer"><draw:frame draw:style-name="fr1" draw:name="Rahmen9" text:anchor-type="paragraph" svg:x="0.03cm" svg:y="0.101cm" svg:width="17.477cm" draw:z-index="6"><draw:text-box fo:min-height="0.982cm"><table:table table:name="Tabelle5" table:style-name="Tabelle5"><table:table-column table:style-name="Tabelle5.A"/><table:table-column table:style-name="Tabelle5.B"/><table:table-row><table:table-cell table:style-name="Tabelle5.A1" office:value-type="string"><text:p text:style-name="P3"><text:span text:style-name="T1">Telefon:</text:span> 089/12345667</text:p><text:p text:style-name="P3"><text:span text:style-name="T1">Mobil:</text:span> 0170/1234566</text:p><text:p text:style-name="P3"><text:span text:style-name="T1">e-Mail:</text:span> user@provider.com</text:p></table:table-cell><table:table-cell table:style-name="Tabelle5.A1" office:value-type="string"><text:p text:style-name="P4"><text:span text:style-name="T1">Bankverbindung</text:span> Blutbank München</text:p><text:p text:style-name="P4"><text:span text:style-name="T1">BLZ:</text:span> 12345678</text:p><text:p text:style-name="P4"><text:span text:style-name="T1">Kto.</text:span> 12345678</text:p></table:table-cell></table:table-row></table:table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1-02T10:57:03</meta:creation-date>
    <dc:date>2008-01-22T02:02:06</dc:date>
    <meta:print-date>2008-01-22T01:57:51</meta:print-date>
    <meta:editing-cycles>39</meta:editing-cycles>
    <meta:editing-duration>PT5H0M6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26" meta:word-count="62" meta:character-count="386"/>
  </office:meta>
</office:document-meta>
</file>